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408cm"/>
    </style:style>
    <style:style style:name="Tabelle2.B" style:family="table-column">
      <style:table-column-properties style:column-width="2.487cm"/>
    </style:style>
    <style:style style:name="Tabelle2.C" style:family="table-column">
      <style:table-column-properties style:column-width="12.118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0784d8" officeooo:paragraph-rsid="000784d8"/>
    </style:style>
    <style:style style:name="P2" style:family="paragraph" style:parent-style-name="Standard">
      <style:text-properties fo:font-weight="bold" officeooo:rsid="0005f046" officeooo:paragraph-rsid="0005f046" style:font-weight-asian="bold" style:font-weight-complex="bold"/>
    </style:style>
    <style:style style:name="P3" style:family="paragraph" style:parent-style-name="Standard">
      <style:text-properties fo:font-weight="bold" officeooo:rsid="0008323f" officeooo:paragraph-rsid="0008323f" style:font-weight-asian="bold" style:font-weight-complex="bold"/>
    </style:style>
    <style:style style:name="P4" style:family="paragraph" style:parent-style-name="Standard">
      <style:text-properties fo:font-weight="normal" officeooo:rsid="000784d8" officeooo:paragraph-rsid="000784d8" style:font-weight-asian="normal" style:font-weight-complex="normal"/>
    </style:style>
    <style:style style:name="P5" style:family="paragraph" style:parent-style-name="Standard">
      <style:text-properties fo:font-size="14pt" fo:font-weight="bold" officeooo:rsid="0005f046" officeooo:paragraph-rsid="0005f046" style:font-size-asian="14pt" style:font-weight-asian="bold" style:font-size-complex="14pt" style:font-weight-complex="bold"/>
    </style:style>
    <style:style style:name="P6" style:family="paragraph" style:parent-style-name="Table_20_Contents">
      <style:text-properties fo:font-weight="bold" officeooo:rsid="0008323f" officeooo:paragraph-rsid="0008323f" style:font-weight-asian="bold" style:font-weight-complex="bold"/>
    </style:style>
    <style:style style:name="P7" style:family="paragraph" style:parent-style-name="Standard" style:list-style-name="L1">
      <style:text-properties fo:font-weight="normal" officeooo:rsid="000784d8" officeooo:paragraph-rsid="000784d8" style:font-weight-asian="normal" style:font-weight-complex="normal"/>
    </style:style>
    <style:style style:name="P8" style:family="paragraph" style:parent-style-name="Standard" style:list-style-name="L2">
      <style:text-properties fo:font-weight="normal" officeooo:rsid="0008323f" officeooo:paragraph-rsid="0008323f" style:font-weight-asian="normal" style:font-weight-complex="normal"/>
    </style:style>
    <style:style style:name="P9" style:family="paragraph" style:parent-style-name="Standard">
      <style:text-properties fo:font-weight="normal" officeooo:rsid="000cb062" officeooo:paragraph-rsid="000cb062" style:font-weight-asian="normal" style:font-weight-complex="normal"/>
    </style:style>
    <style:style style:name="P10" style:family="paragraph" style:parent-style-name="Standard">
      <style:text-properties fo:font-weight="normal" officeooo:rsid="00192b2d" officeooo:paragraph-rsid="001e763d" style:font-weight-asian="normal" style:font-weight-complex="normal"/>
    </style:style>
    <style:style style:name="P11" style:family="paragraph" style:parent-style-name="Standard">
      <style:text-properties officeooo:rsid="000784d8" officeooo:paragraph-rsid="000784d8"/>
    </style:style>
    <style:style style:name="P12" style:family="paragraph" style:parent-style-name="Standard">
      <style:text-properties fo:font-weight="bold" officeooo:rsid="0008323f" officeooo:paragraph-rsid="0008323f" style:font-weight-asian="bold" style:font-weight-complex="bold"/>
    </style:style>
    <style:style style:name="P13" style:family="paragraph" style:parent-style-name="Standard">
      <style:text-properties fo:font-weight="bold" officeooo:rsid="0020c143" officeooo:paragraph-rsid="0020c143" style:font-weight-asian="bold" style:font-weight-complex="bold"/>
    </style:style>
    <style:style style:name="P14" style:family="paragraph" style:parent-style-name="Standard">
      <style:text-properties officeooo:rsid="0005f046" officeooo:paragraph-rsid="00192b2d"/>
    </style:style>
    <style:style style:name="P15" style:family="paragraph" style:parent-style-name="Standard" style:list-style-name="L10">
      <style:text-properties officeooo:paragraph-rsid="0020c143"/>
    </style:style>
    <style:style style:name="P16" style:family="paragraph" style:parent-style-name="Table_20_Contents">
      <style:text-properties officeooo:rsid="000b65f2" officeooo:paragraph-rsid="000b65f2"/>
    </style:style>
    <style:style style:name="P17" style:family="paragraph" style:parent-style-name="Table_20_Contents">
      <style:text-properties fo:font-weight="bold" officeooo:rsid="0008323f" officeooo:paragraph-rsid="0008323f" style:font-weight-asian="bold" style:font-weight-complex="bold"/>
    </style:style>
    <style:style style:name="P18" style:family="paragraph" style:parent-style-name="Table_20_Contents">
      <style:text-properties fo:font-weight="bold" officeooo:rsid="0008323f" officeooo:paragraph-rsid="000cb062" style:font-weight-asian="bold" style:font-weight-complex="bold"/>
    </style:style>
    <style:style style:name="P19" style:family="paragraph" style:parent-style-name="Table_20_Contents">
      <style:text-properties officeooo:rsid="0008323f" officeooo:paragraph-rsid="0008323f"/>
    </style:style>
    <style:style style:name="P20" style:family="paragraph" style:parent-style-name="Table_20_Contents" style:list-style-name="L3">
      <style:text-properties officeooo:rsid="000cb062" officeooo:paragraph-rsid="000cb062"/>
    </style:style>
    <style:style style:name="P21" style:family="paragraph" style:parent-style-name="Table_20_Contents">
      <style:text-properties officeooo:rsid="000cb062" officeooo:paragraph-rsid="000cb062"/>
    </style:style>
    <style:style style:name="P22" style:family="paragraph" style:parent-style-name="Table_20_Contents">
      <style:text-properties officeooo:rsid="000ce0b0" officeooo:paragraph-rsid="000ce0b0"/>
    </style:style>
    <style:style style:name="P23" style:family="paragraph" style:parent-style-name="Table_20_Contents">
      <style:text-properties officeooo:rsid="000ee1ab" officeooo:paragraph-rsid="000ee1ab"/>
    </style:style>
    <style:style style:name="P24" style:family="paragraph" style:parent-style-name="Table_20_Contents" style:list-style-name="L4">
      <style:text-properties officeooo:rsid="000ee1ab" officeooo:paragraph-rsid="000ee1ab"/>
    </style:style>
    <style:style style:name="P25" style:family="paragraph" style:parent-style-name="Table_20_Contents" style:list-style-name="L4">
      <style:text-properties officeooo:paragraph-rsid="0011a636"/>
    </style:style>
    <style:style style:name="P26" style:family="paragraph" style:parent-style-name="Table_20_Contents" style:list-style-name="L5">
      <style:text-properties officeooo:paragraph-rsid="000ee1ab"/>
    </style:style>
    <style:style style:name="P27" style:family="paragraph" style:parent-style-name="Table_20_Contents">
      <style:text-properties officeooo:paragraph-rsid="000ee1ab"/>
    </style:style>
    <style:style style:name="P28" style:family="paragraph" style:parent-style-name="Table_20_Contents" style:list-style-name="L5">
      <style:text-properties officeooo:rsid="001061ef" officeooo:paragraph-rsid="001061ef"/>
    </style:style>
    <style:style style:name="P29" style:family="paragraph" style:parent-style-name="Table_20_Contents">
      <style:text-properties officeooo:rsid="001061ef" officeooo:paragraph-rsid="001061ef"/>
    </style:style>
    <style:style style:name="P30" style:family="paragraph" style:parent-style-name="Table_20_Contents">
      <style:text-properties officeooo:rsid="0012297d" officeooo:paragraph-rsid="0012297d"/>
    </style:style>
    <style:style style:name="P31" style:family="paragraph" style:parent-style-name="Table_20_Contents" style:list-style-name="L6">
      <style:text-properties officeooo:rsid="0013255c" officeooo:paragraph-rsid="0013255c"/>
    </style:style>
    <style:style style:name="P32" style:family="paragraph" style:parent-style-name="Table_20_Contents" style:list-style-name="L6">
      <style:text-properties officeooo:rsid="00155e4d" officeooo:paragraph-rsid="00155e4d"/>
    </style:style>
    <style:style style:name="P33" style:family="paragraph" style:parent-style-name="Table_20_Contents">
      <style:text-properties officeooo:rsid="0017c5bb" officeooo:paragraph-rsid="0017c5bb"/>
    </style:style>
    <style:style style:name="P34" style:family="paragraph" style:parent-style-name="Table_20_Contents">
      <style:text-properties officeooo:rsid="001926f7" officeooo:paragraph-rsid="001926f7"/>
    </style:style>
    <style:style style:name="P35" style:family="paragraph" style:parent-style-name="Table_20_Contents" style:list-style-name="L7">
      <style:text-properties officeooo:rsid="001b69d5" officeooo:paragraph-rsid="001b69d5"/>
    </style:style>
    <style:style style:name="P36" style:family="paragraph" style:parent-style-name="Table_20_Contents" style:list-style-name="L7">
      <style:text-properties officeooo:rsid="001d4f9a" officeooo:paragraph-rsid="001d4f9a"/>
    </style:style>
    <style:style style:name="P37" style:family="paragraph" style:parent-style-name="Table_20_Contents">
      <style:text-properties officeooo:rsid="001e763d" officeooo:paragraph-rsid="001e763d"/>
    </style:style>
    <style:style style:name="P38" style:family="paragraph" style:parent-style-name="Table_20_Contents" style:list-style-name="L7">
      <style:text-properties officeooo:rsid="001e763d" officeooo:paragraph-rsid="001e763d"/>
    </style:style>
    <style:style style:name="P39" style:family="paragraph" style:parent-style-name="Table_20_Contents">
      <style:text-properties officeooo:rsid="001eb91b" officeooo:paragraph-rsid="001eb91b"/>
    </style:style>
    <style:style style:name="P40" style:family="paragraph" style:parent-style-name="Table_20_Contents" style:list-style-name="L8">
      <style:text-properties officeooo:rsid="001eb91b" officeooo:paragraph-rsid="001eb91b"/>
    </style:style>
    <style:style style:name="P41" style:family="paragraph" style:parent-style-name="Table_20_Contents" style:list-style-name="L9">
      <style:text-properties officeooo:paragraph-rsid="000cb062"/>
    </style:style>
    <style:style style:name="T1" style:family="text">
      <style:text-properties officeooo:rsid="000784d8"/>
    </style:style>
    <style:style style:name="T2" style:family="text">
      <style:text-properties fo:font-weight="bold" style:font-weight-asian="bold" style:font-weight-complex="bold"/>
    </style:style>
    <style:style style:name="T3" style:family="text">
      <style:text-properties fo:font-weight="normal" officeooo:rsid="0020c143" style:font-weight-asian="normal" style:font-weight-complex="normal"/>
    </style:style>
    <style:style style:name="T4" style:family="text">
      <style:text-properties officeooo:rsid="000cb062"/>
    </style:style>
    <style:style style:name="T5" style:family="text">
      <style:text-properties officeooo:rsid="000ee1ab"/>
    </style:style>
    <style:style style:name="T6" style:family="text">
      <style:text-properties officeooo:rsid="0011a636"/>
    </style:style>
    <style:style style:name="T7" style:family="text">
      <style:text-properties officeooo:rsid="00155e4d"/>
    </style:style>
    <style:style style:name="T8" style:family="text">
      <style:text-properties officeooo:rsid="00178c1e"/>
    </style:style>
    <style:style style:name="T9" style:family="text">
      <style:text-properties officeooo:rsid="00192b2d"/>
    </style:style>
    <style:style style:name="T10" style:family="text">
      <style:text-properties officeooo:rsid="001985f6"/>
    </style:style>
    <style:style style:name="T11" style:family="text">
      <style:text-properties officeooo:rsid="001a86ba"/>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kt<text:span text:style-name="T1">übersicht</text:span></text:p>
      <text:p text:style-name="P2"/>
      <text:p text:style-name="P4"><text:span text:style-name="T2">Ziel des Projekts:</text:span><text:line-break/>Erweiterung / Fertigstellung des GamePrototypes.</text:p>
      <text:list xml:id="list7923344402788438471" text:style-name="L1">
        <text:list-item>
          <text:p text:style-name="P7">Der Spieler steuert ein Auto durch ein Labyrinth und muss einen vorgegebenen Zielpunkt erreichen. Die Zeit zum Erreichen des Zielpunkts wird gestoppt. Es wird eine Bestenliste mit den kürzesten Zeiten angelegt.</text:p>
        </text:list-item>
        <text:list-item>
          <text:p text:style-name="P7">Der Spieler hat die Möglichkeit, die Steuerung durch einen Autopiloten zu ersetzen. Damit der Autopilot keine Bestzeiten erreichen kann, fährt er nur mit halber Geschwindigkeit.</text:p>
        </text:list-item>
        <text:list-item>
          <text:p text:style-name="P7">Die Tankfüllung des Fahrzeugs nimmt während der Fahrt ab. Ist der Tank leer, so ist das Spiel verloren. In dem Labyrinth sind Upgrades verteilt, die den Tank wieder auffüllen.</text:p>
        </text:list-item>
        <text:list-item>
          <text:p text:style-name="P7">Der Spieler hat die Möglichkeit, zwischen Tag und Nacht Modus umzuschalten.</text:p>
        </text:list-item>
      </text:list>
      <text:p text:style-name="P4"/>
      <text:p text:style-name="P3">Optionale Ziele:</text:p>
      <text:list xml:id="list1484721096979779836" text:style-name="L2">
        <text:list-item>
          <text:p text:style-name="P8">Der Spieler hat nur eine begrenzte Anzahl an Leben. Bei Kollision mit den Wänden des Labyrinths werden Lebenspunkte abgezogen. Es gibt Upgrades, die die Lebenspunkte wieder erhöhen.</text:p>
        </text:list-item>
      </text:list>
      <text:p text:style-name="P9"/>
      <text:p text:style-name="P3">Zeitplan:</text:p>
      <text:p text:style-name="P14"/>
      <table:table table:name="Tabelle2" table:style-name="Tabelle2">
        <table:table-column table:style-name="Tabelle2.A"/>
        <table:table-column table:style-name="Tabelle2.B"/>
        <table:table-column table:style-name="Tabelle2.C"/>
        <table:table-row>
          <table:table-cell table:style-name="Tabelle2.A1" office:value-type="string">
            <text:p text:style-name="P6">Datum</text:p>
          </table:table-cell>
          <table:table-cell table:style-name="Tabelle2.A1" office:value-type="string">
            <text:p text:style-name="P18">Dauer<text:line-break/><text:span text:style-name="T4">(pro Person)</text:span></text:p>
          </table:table-cell>
          <table:table-cell table:style-name="Tabelle2.C1" office:value-type="string">
            <text:p text:style-name="P6">Beschreibung</text:p>
          </table:table-cell>
        </table:table-row>
        <table:table-row>
          <table:table-cell table:style-name="Tabelle2.A2" office:value-type="string">
            <text:p text:style-name="P22">02.06.2014-07.06.2014</text:p>
          </table:table-cell>
          <table:table-cell table:style-name="Tabelle2.A2" office:value-type="string">
            <text:p text:style-name="P22">14h</text:p>
          </table:table-cell>
          <table:table-cell table:style-name="Tabelle2.C2" office:value-type="string">
            <text:p text:style-name="P22">Installation des vorhandenen Projekts „GamePrototype“ unter Windows und Ubuntu</text:p>
          </table:table-cell>
        </table:table-row>
        <table:table-row>
          <table:table-cell table:style-name="Tabelle2.A2" office:value-type="string">
            <text:p text:style-name="P19">09.06.2014-<text:span text:style-name="T4">14.06.2014</text:span></text:p>
          </table:table-cell>
          <table:table-cell table:style-name="Tabelle2.A2" office:value-type="string">
            <text:p text:style-name="P19"><text:span text:style-name="T4">10</text:span>h</text:p>
          </table:table-cell>
          <table:table-cell table:style-name="Tabelle2.C2" office:value-type="string">
            <text:p text:style-name="P16">Einarbeitung in das Projekt „GamePrototype“:</text:p>
            <text:list xml:id="list3317417427147320194" text:style-name="L3">
              <text:list-item>
                <text:p text:style-name="P20">Funktion der einzelnen Klassen</text:p>
              </text:list-item>
              <text:list-item>
                <text:p text:style-name="P20">Abhängigkeiten zwischen Klassen</text:p>
              </text:list-item>
              <text:list-item>
                <text:p text:style-name="P20">Testen der Auswirkungen kleiner Veränderungen</text:p>
              </text:list-item>
            </text:list>
          </table:table-cell>
        </table:table-row>
        <table:table-row>
          <table:table-cell table:style-name="Tabelle2.A2" office:value-type="string">
            <text:p text:style-name="P21">16.06.2014-21.06.2014</text:p>
          </table:table-cell>
          <table:table-cell table:style-name="Tabelle2.A2" office:value-type="string">
            <text:p text:style-name="P21">12h</text:p>
          </table:table-cell>
          <table:table-cell table:style-name="Tabelle2.C2" office:value-type="string">
            <text:list xml:id="list134875283876213583" text:style-name="L9">
              <text:list-item>
                <text:p text:style-name="P41"><text:span text:style-name="T4">Erster Entwurf des Projektplans</text:span></text:p>
              </text:list-item>
            </text:list>
          </table:table-cell>
        </table:table-row>
        <table:table-row>
          <table:table-cell table:style-name="Tabelle2.A2" office:value-type="string">
            <text:p text:style-name="P21">23.06.2014-28.06.2014</text:p>
          </table:table-cell>
          <table:table-cell table:style-name="Tabelle2.A2" office:value-type="string">
            <text:p text:style-name="P21">1<text:span text:style-name="T5">4</text:span>h</text:p>
          </table:table-cell>
          <table:table-cell table:style-name="Tabelle2.C2" office:value-type="string">
            <text:list xml:id="list2129998893930471402" text:style-name="L4">
              <text:list-item>
                <text:p text:style-name="P25"><text:span text:style-name="T6">Einarbeitung in Graphen und A* Algorithmus</text:span></text:p>
              </text:list-item>
              <text:list-item>
                <text:p text:style-name="P24">Einarbeitung in Bullet Kollisionsabfrage</text:p>
              </text:list-item>
            </text:list>
          </table:table-cell>
        </table:table-row>
        <table:table-row>
          <table:table-cell table:style-name="Tabelle2.A2" office:value-type="string">
            <text:p text:style-name="P23">30.06.2014-05.07.2014</text:p>
          </table:table-cell>
          <table:table-cell table:style-name="Tabelle2.A2" office:value-type="string">
            <text:p text:style-name="P23">13h</text:p>
          </table:table-cell>
          <table:table-cell table:style-name="Tabelle2.C2" office:value-type="string">
            <text:list xml:id="list7469533713455626114" text:style-name="L5">
              <text:list-item>
                <text:p text:style-name="P26"><text:span text:style-name="T5">Implementierung der Klassen Graph, Upgrade</text:span></text:p>
              </text:list-item>
            </text:list>
          </table:table-cell>
        </table:table-row>
        <table:table-row>
          <table:table-cell table:style-name="Tabelle2.A2" office:value-type="string">
            <text:p text:style-name="P29">07.07.2014-12.07.2014</text:p>
          </table:table-cell>
          <table:table-cell table:style-name="Tabelle2.A2" office:value-type="string">
            <text:p text:style-name="P29">1<text:span text:style-name="T9">0</text:span>h</text:p>
          </table:table-cell>
          <table:table-cell table:style-name="Tabelle2.C2" office:value-type="string">
            <text:list xml:id="list124438499954945" text:continue-numbering="true" text:style-name="L5">
              <text:list-item>
                <text:p text:style-name="P28">Implementierung der Klassen <text:span text:style-name="T6">SortedList, </text:span>FuelUpgrade, HealthUpgrade</text:p>
              </text:list-item>
            </text:list>
          </table:table-cell>
        </table:table-row>
        <table:table-row>
          <table:table-cell table:style-name="Tabelle2.A2" office:value-type="string">
            <text:p text:style-name="P30">14.07.2014-19.07.2014</text:p>
          </table:table-cell>
          <table:table-cell table:style-name="Tabelle2.A2" office:value-type="string">
            <text:p text:style-name="P30">10h</text:p>
          </table:table-cell>
          <table:table-cell table:style-name="Tabelle2.C2" office:value-type="string">
            <text:list xml:id="list5832465728270717904" text:style-name="L6">
              <text:list-item>
                <text:p text:style-name="P31">Implementierung der Klasse A<text:span text:style-name="T7">S</text:span>tar</text:p>
              </text:list-item>
              <text:list-item>
                <text:p text:style-name="P32">Einarbeitung in Beleuchtung <text:span text:style-name="T8">mit</text:span> OGRE</text:p>
              </text:list-item>
            </text:list>
          </table:table-cell>
        </table:table-row>
        <table:table-row>
          <table:table-cell table:style-name="Tabelle2.A2" office:value-type="string">
            <text:p text:style-name="P33">21.07.2014-26.07.2014</text:p>
          </table:table-cell>
          <table:table-cell table:style-name="Tabelle2.A2" office:value-type="string">
            <text:p text:style-name="P34">10h</text:p>
          </table:table-cell>
          <table:table-cell table:style-name="Tabelle2.C2" office:value-type="string">
            <text:list xml:id="list9218611261097707040" text:style-name="L7">
              <text:list-item>
                <text:p text:style-name="P35">Steuerung des Fahrzeugs durch den A* Algorithmus</text:p>
              </text:list-item>
              <text:list-item>
                <text:p text:style-name="P36">Implementierung der Tag / Nacht Beleuchtung</text:p>
              </text:list-item>
            </text:list>
          </table:table-cell>
        </table:table-row>
        <table:table-row>
          <table:table-cell table:style-name="Tabelle2.A2" office:value-type="string">
            <text:p text:style-name="P37">04.08.2014-09.08.2014</text:p>
          </table:table-cell>
          <table:table-cell table:style-name="Tabelle2.A2" office:value-type="string">
            <text:p text:style-name="P37">10h</text:p>
          </table:table-cell>
          <table:table-cell table:style-name="Tabelle2.C2" office:value-type="string">
            <text:list xml:id="list124437766238012" text:continue-numbering="true" text:style-name="L7">
              <text:list-item>
                <text:p text:style-name="P35">Steuerung des Fahrzeugs durch den A* Algorithmus</text:p>
              </text:list-item>
              <text:list-item>
                <text:p text:style-name="P38">Überprüfung des aktuellen Stands: Wurde der Zeitplan erreicht? Ist noch genug Zeit, die optionalen Ziele umzusetzen?</text:p>
              </text:list-item>
            </text:list>
          </table:table-cell>
        </table:table-row>
        <text:soft-page-break/>
        <table:table-row>
          <table:table-cell table:style-name="Tabelle2.A2" office:value-type="string">
            <text:p text:style-name="P39">August-September 2014</text:p>
          </table:table-cell>
          <table:table-cell table:style-name="Tabelle2.A2" office:value-type="string">
            <text:p text:style-name="P39">Unbekannt</text:p>
          </table:table-cell>
          <table:table-cell table:style-name="Tabelle2.C2" office:value-type="string">
            <text:list xml:id="list1043191937186475158" text:style-name="L8">
              <text:list-item>
                <text:p text:style-name="P40">Umsetzung der optionalen Ziele</text:p>
              </text:list-item>
            </text:list>
          </table:table-cell>
        </table:table-row>
      </table:table>
      <text:p text:style-name="P11"/>
      <text:p text:style-name="P10">(Bemerkung: Angesetzt <text:span text:style-name="T11">sind</text:span> 10 Wochenstunden pro Person. Die <text:span text:style-name="T10">geplanten</text:span> Wochenstunden bis zum 05.07.2014 wurden bereits <text:span text:style-name="T10">durch die tatsächlich geleisteten ersetzt</text:span>.)</text:p>
      <text:p text:style-name="P10"/>
      <text:p text:style-name="P13">Eingesetzte Algorithmen:</text:p>
      <text:list xml:id="list7044000927516695006" text:style-name="L10">
        <text:list-item>
          <text:p text:style-name="P15"><text:span text:style-name="T3">A* Algorithmus zur Pfadplanung</text:span></text:p>
        </text:list-item>
        <text:list-item>
          <text:p text:style-name="P15"><text:span text:style-name="T3">Kollisionsabfrag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784d8" officeooo:paragraph-rsid="000784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nika Boldt<text:line-break/>Philip Schi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9T11:45:29.653486496</meta:creation-date>
    <dc:date>2014-07-09T12:44:37.192671057</dc:date>
    <meta:editing-duration>PT57M24S</meta:editing-duration>
    <meta:editing-cycles>28</meta:editing-cycles>
    <meta:generator>LibreOffice/4.2.4.2$Linux_X86_64 LibreOffice_project/420m0$Build-2</meta:generator>
    <meta:document-statistic meta:table-count="1" meta:image-count="0" meta:object-count="0" meta:page-count="2" meta:paragraph-count="54" meta:word-count="314" meta:character-count="2290" meta:non-whitespace-character-count="2052"/>
  </office:meta>
</office:document-meta>
</file>